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diaContentDeserializer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diaContentDeserializer.deserialze( DefaultJSONParser parser , Type clazz , Object fie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